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764" officeooo:paragraph-rsid="0016e764"/>
    </style:style>
    <style:style style:name="P2" style:family="paragraph" style:parent-style-name="Standard">
      <style:paragraph-properties fo:text-align="justify" style:justify-single-word="false"/>
      <style:text-properties officeooo:rsid="0016e764" officeooo:paragraph-rsid="0016e764"/>
    </style:style>
    <style:style style:name="P3" style:family="paragraph" style:parent-style-name="Standard">
      <style:paragraph-properties fo:text-align="justify" style:justify-single-word="false"/>
      <style:text-properties officeooo:rsid="001a14fb" officeooo:paragraph-rsid="001a14fb"/>
    </style:style>
    <style:style style:name="P4" style:family="paragraph" style:parent-style-name="Standard">
      <style:paragraph-properties fo:text-align="justify" style:justify-single-word="false"/>
      <style:text-properties officeooo:rsid="001a7fa5" officeooo:paragraph-rsid="001a7fa5"/>
    </style:style>
    <style:style style:name="P5" style:family="paragraph" style:parent-style-name="Standard">
      <style:paragraph-properties fo:text-align="justify" style:justify-single-word="false"/>
      <style:text-properties officeooo:rsid="001d2115" officeooo:paragraph-rsid="001d2115"/>
    </style:style>
    <style:style style:name="P6" style:family="paragraph" style:parent-style-name="Standard">
      <style:paragraph-properties fo:text-align="justify" style:justify-single-word="false"/>
      <style:text-properties officeooo:rsid="0020cab5" officeooo:paragraph-rsid="0020cab5"/>
    </style:style>
    <style:style style:name="P7" style:family="paragraph" style:parent-style-name="Standard">
      <style:paragraph-properties fo:text-align="justify" style:justify-single-word="false"/>
      <style:text-properties officeooo:rsid="0021aa03" officeooo:paragraph-rsid="0021aa03"/>
    </style:style>
    <style:style style:name="P8" style:family="paragraph" style:parent-style-name="Standard">
      <style:paragraph-properties fo:text-align="justify" style:justify-single-word="false"/>
      <style:text-properties officeooo:rsid="0022e386" officeooo:paragraph-rsid="0022e386"/>
    </style:style>
    <style:style style:name="P9" style:family="paragraph" style:parent-style-name="Standard">
      <style:paragraph-properties fo:text-align="justify" style:justify-single-word="false"/>
      <style:text-properties officeooo:rsid="00239ec4" officeooo:paragraph-rsid="00239ec4"/>
    </style:style>
    <style:style style:name="P10" style:family="paragraph" style:parent-style-name="Standard">
      <style:paragraph-properties fo:text-align="justify" style:justify-single-word="false"/>
      <style:text-properties officeooo:rsid="002de874" officeooo:paragraph-rsid="002de874"/>
    </style:style>
    <style:style style:name="P11" style:family="paragraph" style:parent-style-name="Standard">
      <style:paragraph-properties fo:text-align="justify" style:justify-single-word="false"/>
      <style:text-properties officeooo:rsid="0034f00c" officeooo:paragraph-rsid="0034f00c"/>
    </style:style>
    <style:style style:name="P12" style:family="paragraph" style:parent-style-name="Standard">
      <style:paragraph-properties fo:text-align="justify" style:justify-single-word="false"/>
      <style:text-properties officeooo:rsid="00356fd4" officeooo:paragraph-rsid="00356fd4"/>
    </style:style>
    <style:style style:name="P13" style:family="paragraph" style:parent-style-name="Standard">
      <style:paragraph-properties fo:text-align="justify" style:justify-single-word="false"/>
      <style:text-properties officeooo:rsid="0035d143" officeooo:paragraph-rsid="0035d143"/>
    </style:style>
    <style:style style:name="P14" style:family="paragraph" style:parent-style-name="Standard">
      <style:paragraph-properties fo:text-align="justify" style:justify-single-word="false"/>
      <style:text-properties fo:color="#0000cc" officeooo:rsid="003808ec" officeooo:paragraph-rsid="003808ec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6e764" officeooo:paragraph-rsid="0016e764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a7fa5" officeooo:paragraph-rsid="001a7fa5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a14fb" officeooo:paragraph-rsid="001a7fa5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d2115" officeooo:paragraph-rsid="001d2115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1ebddb" officeooo:paragraph-rsid="001ebddb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f419b" officeooo:paragraph-rsid="001f419b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020cab5" officeooo:paragraph-rsid="0020cab5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2de874" officeooo:paragraph-rsid="002de874"/>
    </style:style>
    <style:style style:name="P23" style:family="paragraph" style:parent-style-name="Standard" style:list-style-name="L5">
      <style:paragraph-properties fo:text-align="justify" style:justify-single-word="false"/>
      <style:text-properties officeooo:rsid="0022e386" officeooo:paragraph-rsid="0022e386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239ec4" officeooo:paragraph-rsid="00239ec4"/>
    </style:style>
    <style:style style:name="P25" style:family="paragraph" style:parent-style-name="Standard" style:list-style-name="L6">
      <style:paragraph-properties fo:text-align="justify" style:justify-single-word="false"/>
      <style:text-properties officeooo:rsid="0035224d" officeooo:paragraph-rsid="0035224d"/>
    </style:style>
    <style:style style:name="P26" style:family="paragraph" style:parent-style-name="Standard" style:list-style-name="L7">
      <style:paragraph-properties fo:text-align="justify" style:justify-single-word="false"/>
      <style:text-properties officeooo:rsid="0035d143" officeooo:paragraph-rsid="0035d143"/>
    </style:style>
    <style:style style:name="P27" style:family="paragraph" style:parent-style-name="Standard" style:list-style-name="L8">
      <style:paragraph-properties fo:text-align="justify" style:justify-single-word="false"/>
      <style:text-properties fo:color="#0000cc" officeooo:rsid="003808ec" officeooo:paragraph-rsid="003808ec"/>
    </style:style>
    <style:style style:name="P28" style:family="paragraph" style:parent-style-name="Standard">
      <style:paragraph-properties fo:text-align="justify" style:justify-single-word="false"/>
      <style:text-properties fo:color="#000000" officeooo:rsid="0039d9c2" officeooo:paragraph-rsid="0039d9c2"/>
    </style:style>
    <style:style style:name="P29" style:family="paragraph" style:parent-style-name="Standard">
      <style:paragraph-properties fo:text-align="justify" style:justify-single-word="false"/>
      <style:text-properties fo:color="#000000" officeooo:rsid="003b63a6" officeooo:paragraph-rsid="003b63a6"/>
    </style:style>
    <style:style style:name="P30" style:family="paragraph" style:parent-style-name="Standard">
      <style:paragraph-properties fo:text-align="justify" style:justify-single-word="false"/>
      <style:text-properties fo:color="#000000" officeooo:rsid="003bdf38" officeooo:paragraph-rsid="003bdf38"/>
    </style:style>
    <style:style style:name="T1" style:family="text">
      <style:text-properties officeooo:rsid="001a14fb"/>
    </style:style>
    <style:style style:name="T2" style:family="text">
      <style:text-properties officeooo:rsid="001a7fa5"/>
    </style:style>
    <style:style style:name="T3" style:family="text">
      <style:text-properties officeooo:rsid="0020cab5"/>
    </style:style>
    <style:style style:name="T4" style:family="text">
      <style:text-properties officeooo:rsid="0026e746"/>
    </style:style>
    <style:style style:name="T5" style:family="text">
      <style:text-properties officeooo:rsid="002c3fab"/>
    </style:style>
    <style:style style:name="T6" style:family="text">
      <style:text-properties officeooo:rsid="00320c45"/>
    </style:style>
    <style:style style:name="T7" style:family="text">
      <style:text-properties fo:color="#ff3333"/>
    </style:style>
    <style:style style:name="T8" style:family="text">
      <style:text-properties fo:color="#ff3333" officeooo:rsid="0030822c"/>
    </style:style>
    <style:style style:name="T9" style:family="text">
      <style:text-properties officeooo:rsid="003560d6"/>
    </style:style>
    <style:style style:name="T10" style:family="text">
      <style:text-properties officeooo:rsid="003b63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Design 2</text:p>
      <text:p text:style-name="P2">Dr. Mohammed Shalan</text:p>
      <text:p text:style-name="P2">Project 1: Logic Circuit Schematic Beautifier</text:p>
      <text:p text:style-name="P2"/>
      <text:p text:style-name="P1">Algorithmic Approach to a Layered Graph</text:p>
      <text:p text:style-name="P2"/>
      <text:p text:style-name="P2">Input: The input for this stage will be a<text:span text:style-name="T6">n array of Gate objects that will be used to construct a</text:span> directed <text:span text:style-name="T4">acyclic</text:span> <text:span text:style-name="T1">graph (DAG) </text:span>representing the circuit that is to be generated.</text:p>
      <text:p text:style-name="P2"/>
      <text:p text:style-name="P2">Expected output: The output of this stage should be a layout for the graph that is to be drawn such that:</text:p>
      <text:list xml:id="list6240168840383662927" text:style-name="L1">
        <text:list-item>
          <text:p text:style-name="P15">The graph is organized in layers where all edges are going from top to bottom (or left to right).</text:p>
        </text:list-item>
        <text:list-item>
          <text:p text:style-name="P15">Edge crossing is minimized.</text:p>
        </text:list-item>
        <text:list-item>
          <text:p text:style-name="P15">The layers are not too wide.</text:p>
        </text:list-item>
        <text:list-item>
          <text:p text:style-name="P15">The height of the graph is reasonable.</text:p>
        </text:list-item>
      </text:list>
      <text:p text:style-name="P2"/>
      <text:p text:style-name="P3">The approach that I will be using is following the methodology of Sugiyama, which involves the following:</text:p>
      <text:list xml:id="list674546510560106300" text:style-name="L2">
        <text:list-item>
          <text:p text:style-name="P16">Removing existing cycles by reversing the direction of some edges in the graph.</text:p>
        </text:list-item>
        <text:list-item>
          <text:p text:style-name="P16">Assigning vertices to layers using a heuristic approach.</text:p>
        </text:list-item>
        <text:list-item>
          <text:p text:style-name="P17"><text:s/><text:span text:style-name="T2">Introducing dummy vertices between 2 nodes that are not on 2 consecutive layers.</text:span></text:p>
        </text:list-item>
        <text:list-item>
          <text:p text:style-name="P16">Reducing the crossings among the edges by permuting the order of each layer.</text:p>
        </text:list-item>
        <text:list-item>
          <text:p text:style-name="P16">Remove the dummy nodes and replace them with edge bends.</text:p>
        </text:list-item>
        <text:list-item>
          <text:p text:style-name="P16">Reduce the number of bends by readjusting the position of vertices on each layer.</text:p>
        </text:list-item>
      </text:list>
      <text:p text:style-name="P4"/>
      <text:p text:style-name="P5">The hierarchical approach consists of 3-4 main steps:</text:p>
      <text:list xml:id="list7351915589677620975" text:style-name="L3">
        <text:list-item>
          <text:p text:style-name="P18">Layer <text:span text:style-name="T3">a</text:span>ssignment: each vertex is assigned a horizontal layer, its y-coordinate.</text:p>
        </text:list-item>
        <text:list-item>
          <text:p text:style-name="P19">Crossing reduction: the vertices within a layer are ordered to reduce edge crossings.</text:p>
        </text:list-item>
        <text:list-item>
          <text:p text:style-name="P20">Horizontal coordinate assignment: each vertex is assigned an x-coordinate such that we distribute the vertices uniformly and reduce the number of edge bends. <text:span text:style-name="T3">If the graph has cycles an extra step is required:</text:span></text:p>
        </text:list-item>
        <text:list-item>
          <text:p text:style-name="P21">Cycle removal: As few edges as possible are reversed to achieve an acyclic graph. At the end of the algorithm the reversed edges are restored again to maintain the original orientation.</text:p>
        </text:list-item>
      </text:list>
      <text:p text:style-name="P6"/>
      <text:p text:style-name="P7">Most of these steps are NP-complete, and so a variety of heuristics will be used. <text:span text:style-name="T5">For each of these main steps there are multiple ways to achieve the task. Listed below are the alternatives for each stage:</text:span></text:p>
      <text:p text:style-name="P7"/>
      <text:p text:style-name="P10">Cycle Removal (<text:span text:style-name="T7">Not Needed: </text:span><text:span text:style-name="T8">The input is going to be a DAG</text:span>):</text:p>
      <text:list xml:id="list4813227425716294033" text:style-name="L4">
        <text:list-item>
          <text:p text:style-name="P22">Fast Heuristic.</text:p>
        </text:list-item>
        <text:list-item>
          <text:p text:style-name="P22">Enhanced Greedy Heuristic.</text:p>
        </text:list-item>
      </text:list>
      <text:p text:style-name="P10"/>
      <text:p text:style-name="P8">Layering Assignment:</text:p>
      <text:list xml:id="list4368246252418604063" text:style-name="L5">
        <text:list-item>
          <text:p text:style-name="P23">Longest path layering.</text:p>
        </text:list-item>
        <text:list-item>
          <text:p text:style-name="P23">Layering to minimize width (Coffman-Graham-Layering).</text:p>
        </text:list-item>
        <text:list-item>
          <text:p text:style-name="P24">Minimize number of dummy vertices.</text:p>
        </text:list-item>
      </text:list>
      <text:p text:style-name="P9"/>
      <text:p text:style-name="P9"/>
      <text:p text:style-name="P9"/>
      <text:p text:style-name="P11"><text:soft-page-break/>Crossing Reduction (Layer-by-Layer Sweep is going to be applied for all):</text:p>
      <text:list xml:id="list2299743999773490298" text:style-name="L6">
        <text:list-item>
          <text:p text:style-name="P25">Sorting Method <text:span text:style-name="T9">(Adjacent-Exchange / Split)</text:span>.</text:p>
        </text:list-item>
        <text:list-item>
          <text:p text:style-name="P25">Barycenter Method.</text:p>
        </text:list-item>
        <text:list-item>
          <text:p text:style-name="P25">Median Method.</text:p>
        </text:list-item>
        <text:list-item>
          <text:p text:style-name="P25">Integer Programming Method: Exact Algorithm.</text:p>
        </text:list-item>
      </text:list>
      <text:p text:style-name="P9"/>
      <text:p text:style-name="P12">Horizontal Coordinate Assignment</text:p>
      <text:list xml:id="list6829478964120815861" text:style-name="L7">
        <text:list-item>
          <text:p text:style-name="P26">Depends on how the graph is going to be laid out.</text:p>
        </text:list-item>
      </text:list>
      <text:p text:style-name="P13"/>
      <text:p text:style-name="P14">The combination that I will implement to achieve the layout:</text:p>
      <text:list xml:id="list3479158822761478630" text:style-name="L8">
        <text:list-item>
          <text:p text:style-name="P27">For the layering assignment, I will use the Longest Path Layering which minimizes the height of the graph.</text:p>
        </text:list-item>
        <text:list-item>
          <text:p text:style-name="P27">For the Crossing Reduction, I will use an averaging method (Barycenter or Median) and use the Layer-by-Layer approach (in which we will solve the two-layer crossing problem for each pair of adjacent layers.</text:p>
        </text:list-item>
        <text:list-item>
          <text:p text:style-name="P27">The Horizontal Coordinate Assignment step is still to be determined.</text:p>
        </text:list-item>
      </text:list>
      <text:p text:style-name="P14"/>
      <text:p text:style-name="P28">The Longest Path Layering algorithm <text:span text:style-name="T10">was chosen because it</text:span> performs in a linear time complexity, however the graph tends to be very wide at the bottom.</text:p>
      <text:p text:style-name="P29">For the Crossing reduction I chose an averaging method because this is the most commonly used approach to the problem and is shown to yield better results.</text:p>
      <text:p text:style-name="P30">The horizontal coordinate assignment step depends on the layout of the graph (absolute referenc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8:16:55.927250099</meta:creation-date>
    <dc:date>2015-03-15T08:52:07.946206227</dc:date>
    <meta:editing-duration>PT5H11M12S</meta:editing-duration>
    <meta:editing-cycles>36</meta:editing-cycles>
    <meta:generator>LibreOffice/4.2.7.2$Linux_X86_64 LibreOffice_project/420m0$Build-2</meta:generator>
    <meta:document-statistic meta:table-count="0" meta:image-count="0" meta:object-count="0" meta:page-count="2" meta:paragraph-count="44" meta:word-count="564" meta:character-count="3312" meta:non-whitespace-character-count="2818"/>
  </office:meta>
</office:document-meta>
</file>